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1afe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b919e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5bbe35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5" style:family="paragraph" style:parent-style-name="Standard">
      <style:text-properties officeooo:rsid="0dde9a1c" officeooo:paragraph-rsid="1064c783"/>
    </style:style>
    <style:style style:name="P66" style:family="paragraph" style:parent-style-name="Footnote">
      <style:text-properties officeooo:rsid="043ccc66" officeooo:paragraph-rsid="0f40045a"/>
    </style:style>
    <style:style style:name="P67" style:family="paragraph" style:parent-style-name="Footnote">
      <style:text-properties officeooo:rsid="043ccc66" officeooo:paragraph-rsid="0f4dc0dc"/>
    </style:style>
    <style:style style:name="P68" style:family="paragraph" style:parent-style-name="Standard">
      <style:text-properties officeooo:paragraph-rsid="0f4cd335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db0d4d1"/>
    </style:style>
    <style:style style:name="P71" style:family="paragraph" style:parent-style-name="Standard">
      <style:paragraph-properties fo:text-align="center" style:justify-single-word="false"/>
      <style:text-properties officeooo:paragraph-rsid="0eb4913f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d804757"/>
    </style:style>
    <style:style style:name="P74" style:family="paragraph" style:parent-style-name="Standard">
      <style:paragraph-properties fo:text-align="center" style:justify-single-word="false"/>
      <style:text-properties officeooo:paragraph-rsid="102f2d76"/>
    </style:style>
    <style:style style:name="P75" style:family="paragraph" style:parent-style-name="Footnote">
      <style:text-properties officeooo:paragraph-rsid="0fa0ab6e"/>
    </style:style>
    <style:style style:name="P76" style:family="paragraph" style:parent-style-name="Standard">
      <style:text-properties officeooo:paragraph-rsid="103d33d3"/>
    </style:style>
    <style:style style:name="P77" style:family="paragraph" style:parent-style-name="Footnote">
      <style:text-properties officeooo:paragraph-rsid="104a80b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81afe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2" style:family="paragraph" style:parent-style-name="Standard">
      <style:text-properties officeooo:paragraph-rsid="1061e0ef"/>
    </style:style>
    <style:style style:name="P83" style:family="paragraph" style:parent-style-name="Standard">
      <style:text-properties officeooo:paragraph-rsid="1062a122"/>
    </style:style>
    <style:style style:name="P84" style:family="paragraph" style:parent-style-name="Standard">
      <style:text-properties officeooo:paragraph-rsid="10640365"/>
    </style:style>
    <style:style style:name="P85" style:family="paragraph" style:parent-style-name="Footnote">
      <style:text-properties officeooo:paragraph-rsid="106b3977"/>
    </style:style>
    <style:style style:name="P86" style:family="paragraph" style:parent-style-name="Standard">
      <style:text-properties officeooo:paragraph-rsid="10781afe"/>
    </style:style>
    <style:style style:name="P87" style:family="paragraph" style:parent-style-name="Standard">
      <style:text-properties officeooo:paragraph-rsid="1079aa5f"/>
    </style:style>
    <style:style style:name="P88" style:family="paragraph" style:parent-style-name="Standard">
      <style:text-properties officeooo:paragraph-rsid="107dd566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9" style:family="text">
      <style:text-properties style:font-name="Liberation Sans" fo:font-size="12pt" fo:language="en" fo:country="GB" officeooo:rsid="0f51b898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 officeooo:rsid="1052c7f3"/>
    </style:style>
    <style:style style:name="T203" style:family="text">
      <style:text-properties fo:language="en" fo:country="GB" officeooo:rsid="105c8aaa"/>
    </style:style>
    <style:style style:name="T204" style:family="text">
      <style:text-properties fo:language="en" fo:country="GB" officeooo:rsid="105f1264"/>
    </style:style>
    <style:style style:name="T205" style:family="text">
      <style:text-properties fo:language="en" fo:country="GB" style:text-underline-style="none"/>
    </style:style>
    <style:style style:name="T20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style:text-underline-style="none" officeooo:rsid="0f28d107"/>
    </style:style>
    <style:style style:name="T20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style:text-underline-style="none" officeooo:rsid="108166a7"/>
    </style:style>
    <style:style style:name="T212" style:family="text">
      <style:text-properties officeooo:rsid="0f981b1c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3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38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39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1"><text:span text:style-name="Strong_20_Emphasis"><text:span text:style-name="T87">Checklist for installing </text:span></text:span><text:span text:style-name="Strong_20_Emphasis"><text:span text:style-name="T87"><text:user-field-get text:name="Distro">Rocky Linux</text:user-field-get></text:span></text:span><text:span text:style-name="Strong_20_Emphasis"><text:span text:style-name="T87"><text:s/></text:span></text:span><text:span text:style-name="Strong_20_Emphasis"><text:span text:style-name="T88"><text:user-field-get text:name="Version">8.10</text:user-field-get></text:span></text:span><text:span text:style-name="Strong_20_Emphasis"><text:span text:style-name="T89"><text:note text:id="ftn1" text:note-class="footnote"><text:note-citation>1</text:note-citation><text:note-body><text:p text:style-name="P77"><text:span text:style-name="T213">This </text:span><text:span text:style-name="Strong_20_Emphasis"><text:span text:style-name="T220"><text:user-field-get text:name="Distro">Rocky Linux</text:user-field-get></text:span></text:span><text:span text:style-name="T214"><text:s/></text:span><text:span text:style-name="T221"><text:user-field-get text:name="Version">8.10</text:user-field-get></text:span><text:span text:style-name="T221"><text:s/>Desktop</text:span><text:span text:style-name="T213"> (codename </text:span><text:span text:style-name="T216">GreenObsidian</text:span><text:span text:style-name="T213">) </text:span><text:span text:style-name="T218">from May 31</text:span><text:span text:style-name="T227">st</text:span><text:span text:style-name="T218">, </text:span><text:span text:style-name="T219">2024 </text:span><text:span text:style-name="T213">is supported until </text:span><text:span text:style-name="T215">May</text:span><text:span text:style-name="T213"> </text:span><text:span text:style-name="T217">1</text:span><text:span text:style-name="T226">st</text:span><text:span text:style-name="T217">, </text:span><text:span text:style-name="T213">2029.</text:span></text:p></text:note-body></text:note></text:span></text:span><text:span text:style-name="Strong_20_Emphasis"><text:span text:style-name="T90"><text:s/></text:span></text:span><text:span text:style-name="Strong_20_Emphasis"><text:span text:style-name="T92">Desktop</text:span></text:span><text:span text:style-name="Strong_20_Emphasis"><text:span text:style-name="T91">.</text:span></text:span></text:p>
      <text:p text:style-name="P33"><text:span text:style-name="Strong_20_Emphasis"><text:span text:style-name="T60"/></text:span></text:p>
      <text:p text:style-name="P96"><text:span text:style-name="Strong_20_Emphasis"><text:span text:style-name="T86"/></text:span></text:p>
      <text:p text:style-name="P89">Fill in the text box after &lt;...&gt;</text:p>
      <text:p text:style-name="P18"><text:span text:style-name="Definition"><text:span text:style-name="T206">&lt;user</text:span></text:span><text:span text:style-name="Definition"><text:span text:style-name="T172">&gt;</text:span></text:span><text:span text:style-name="T182"><text:tab/><text:tab/></text:span><text:span text:style-name="T188"> <text:tab/><text:tab/><text:tab/> </text:span><text:span text:style-name="T183"><draw:control text:anchor-type="as-char" svg:y="-0.4cm" draw:z-index="4" draw:name="Gebruiker" draw:style-name="gr2" draw:text-style-name="P98" svg:width="6.002cm" svg:height="0.5cm" draw:control="control3"><svg:title>Gebruiker</svg:title><svg:desc>Volledige naam, bijv. Jan Stek</svg:desc></draw:control></text:span><text:span text:style-name="T183"><text:tab/></text:span><text:span text:style-name="T187">e.g.</text:span><text:span text:style-name="T189"> </text:span><text:span text:style-name="T190">J</text:span><text:span text:style-name="T191">ohn Doe</text:span></text:p>
      <text:p text:style-name="P88"><text:span text:style-name="Definition"><text:span text:style-name="T206">&lt;</text:span></text:span><text:span text:style-name="Definition"><text:span text:style-name="T193">USER</text:span></text:span><text:span text:style-name="Definition"><text:span text:style-name="T205">na</text:span></text:span><text:span text:style-name="Definition"><text:span text:style-name="T207">me</text:span></text:span><text:span text:style-name="Definition"><text:span text:style-name="T172">&gt;</text:span></text:span><text:span text:style-name="T192"><text:tab/><text:tab/><text:tab/> </text:span><text:span text:style-name="T192"><draw:control text:anchor-type="as-char" svg:y="-0.4cm" draw:z-index="10" draw:name="Gberuikersnaam 2" draw:style-name="gr2" draw:text-style-name="P98" svg:width="6.002cm" svg:height="0.5cm" draw:control="control9"><svg:title>Gebruikersnaam</svg:title><svg:desc>Korte naam, bijv. jan</svg:desc></draw:control></text:span><text:span text:style-name="T192"><text:tab/></text:span><text:span text:style-name="T194">e.g.</text:span><text:span text:style-name="T5"> </text:span><text:span text:style-name="T108">j</text:span><text:span text:style-name="T109">oh</text:span><text:span text:style-name="T108">n</text:span></text:p>
      <text:p text:style-name="P18"><text:span text:style-name="Definition"><text:span text:style-name="T206">&lt;</text:span></text:span><text:span text:style-name="Definition"><text:span text:style-name="T205">COMPUTERNA</text:span></text:span><text:span text:style-name="Definition"><text:span text:style-name="T207">me</text:span></text:span><text:span text:style-name="Definition"><text:span text:style-name="T172">&gt;</text:span></text:span><text:span text:style-name="T195"><text:tab/> </text:span><text:span text:style-name="T205"><draw:control text:anchor-type="as-char" svg:y="-0.4cm" draw:z-index="5" draw:name="Computernaam" draw:style-name="gr2" draw:text-style-name="P98" svg:width="6.002cm" svg:height="0.5cm" draw:control="control4"><svg:title>Computernaam</svg:title><svg:desc>Unieke naam van de computer</svg:desc></draw:control></text:span><text:span text:style-name="T205"><text:tab/></text:span><text:span text:style-name="T211">e.g.</text:span><text:span text:style-name="T173"> </text:span><text:span text:style-name="T174">pc02</text:span></text:p>
      <text:p text:style-name="P17"><text:span text:style-name="Definition"><text:span text:style-name="T206">&lt;</text:span></text:span><text:span text:style-name="Definition"><text:span text:style-name="T170">USER</text:span></text:span><text:span text:style-name="Definition"><text:span text:style-name="T172">&gt;</text:span></text:span><text:span text:style-name="T175"><text:tab/><text:tab/></text:span><text:span text:style-name="T188"> <text:tab/><text:tab/><text:tab/> </text:span><text:span text:style-name="T183"><draw:control text:anchor-type="as-char" svg:y="-0.4cm" draw:z-index="8" draw:name="Gebruiker 1" draw:style-name="gr2" draw:text-style-name="P98" svg:width="6.002cm" svg:height="0.5cm" draw:control="control7"><svg:title>Gebruiker</svg:title><svg:desc>Volledige naam, bijv. Jan Stek</svg:desc></draw:control></text:span><text:span text:style-name="T183"><text:tab/></text:span><text:span text:style-name="T187">i.e.</text:span><text:span text:style-name="T184"> </text:span><text:span text:style-name="T185">2</text:span><text:span text:style-name="T197">nd</text:span><text:span text:style-name="T185"> </text:span><text:span text:style-name="T186">user</text:span></text:p>
      <text:p text:style-name="P86"><text:span text:style-name="Definition"><text:span text:style-name="T206">&lt;</text:span></text:span><text:span text:style-name="Definition"><text:span text:style-name="T170">USERN</text:span></text:span><text:span text:style-name="Definition"><text:span text:style-name="T171">a</text:span></text:span><text:span text:style-name="Definition"><text:span text:style-name="T172">me&gt;</text:span></text:span><text:span text:style-name="Definition"><text:span text:style-name="T170"><text:tab/><text:tab/><text:tab/> </text:span></text:span><text:span text:style-name="T192"><draw:control text:anchor-type="as-char" svg:y="-0.4cm" draw:z-index="9" draw:name="Gberuikersnaam 1" draw:style-name="gr2" draw:text-style-name="P98" svg:width="6.002cm" svg:height="0.5cm" draw:control="control8"><svg:title>Gebruikersnaam</svg:title><svg:desc>Korte naam, bijv. jan</svg:desc></draw:control></text:span><text:span text:style-name="T192"><text:tab/></text:span><text:span text:style-name="T194">i</text:span><text:span text:style-name="T176">.</text:span><text:span text:style-name="T179">e.</text:span><text:span text:style-name="T176"> </text:span><text:span text:style-name="T177">2</text:span><text:span text:style-name="T196">nd</text:span><text:span text:style-name="T177"> </text:span><text:span text:style-name="T178">user</text:span></text:p>
      <text:p text:style-name="P90"><text:span text:style-name="T239">r</text:span>eplace &lt;...&gt; in this checklist with the value in the text box.</text:p>
      <text:p text:style-name="P55"/>
      <text:p text:style-name="P55"/>
      <text:p text:style-name="P16"><text:span text:style-name="T104">Not yet on Linux?</text:span><text:span text:style-name="T98"><text:tab/></text:span><text:span text:style-name="T103">Use</text:span><text:span text:style-name="T99"> </text:span><text:span text:style-name="Strong_20_Emphasis"><text:span text:style-name="T106">Checklist </text:span></text:span><text:span text:style-name="Strong_20_Emphasis"><text:span text:style-name="T107">transfer</text:span></text:span><text:span text:style-name="T99"> o</text:span><text:span text:style-name="T102">n</text:span><text:span text:style-name="T9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0"> </text:span><text:span text:style-name="T102">u</text:span><text:span text:style-name="T100">nder </text:span><text:span text:style-name="T105">Linux</text:span><text:span text:style-name="T101">.</text:span></text:p>
      <text:p text:style-name="P53"><text:span text:style-name="T118">New installation?</text:span><text:span text:style-name="T120"><text:tab/><text:tab/></text:span><text:span text:style-name="T122">Start at chapter</text:span><text:span text:style-name="T120"> </text:span><text:span text:style-name="T118"><text:bookmark-ref text:reference-format="page" text:ref-name="__RefNumPara__4009_1271708128">2</text:bookmark-ref></text:span><text:span text:style-name="T120"><text:s text:c="2"/></text:span><text:span text:style-name="T119"><text:bookmark-ref text:reference-format="text" text:ref-name="__RefNumPara__4009_1271708128">Perform installation</text:bookmark-ref></text:span><text:span text:style-name="T121">.</text:span></text:p>
      <text:p text:style-name="P38"/>
      <text:p text:style-name="P38"/>
      <text:list text:style-name="L1">
        <text:list-item>
          <text:p text:style-name="P93"><text:bookmark-start text:name="__RefNumPara__4083_1271708128"/>Prepar<text:span text:style-name="T212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8"><text:span text:style-name="Strong_20_Emphasis"><text:span text:style-name="T32"><draw:control text:anchor-type="as-char" draw:z-index="7" draw:name="Vorm3_0" draw:style-name="gr1" draw:text-style-name="P9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2"><draw:control text:anchor-type="as-char" draw:z-index="12" draw:name="Vorm3_ 1" draw:style-name="gr1" draw:text-style-name="P9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17">Log in as </text:span></text:span><text:span text:style-name="Definition"><text:span text:style-name="T208">&lt;user</text:span></text:span><text:span text:style-name="Definition"><text:span text:style-name="T180">&gt;</text:span></text:span><text:span text:style-name="Definition"><text:span text:style-name="T6"><text:note text:id="ftn2" text:note-class="footnote"><text:note-citation>2</text:note-citation><text:note-body><text:p text:style-name="P66"><text:span text:style-name="User_20_Entry"><text:span text:style-name="T63">Login any additional </text:span></text:span><text:span text:style-name="Definition"><text:span text:style-name="T200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2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4"><text:span text:style-name="Strong_20_Emphasis"><text:span text:style-name="T33"><draw:control text:anchor-type="as-char" draw:z-index="14" draw:name="Vorm 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2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4" office:value-type="string">
            <text:p text:style-name="P61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5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4"><text:span text:style-name="Strong_20_Emphasis"><text:span text:style-name="T33"><draw:control text:anchor-type="as-char" draw:z-index="15" draw:name="Vorm 6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3"><draw:control text:anchor-type="as-char" draw:z-index="16" draw:name="Vorm 7" draw:style-name="gr1" draw:text-style-name="P97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3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0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0"><text:span text:style-name="Strong_20_Emphasis"><text:span text:style-name="T22">Select </text:span></text:span><text:span text:style-name="Strong_20_Emphasis"><text:span text:style-name="T48">1</text:span></text:span><text:span text:style-name="Strong_20_Emphasis"><text:span text:style-name="T22"> Prepar</text:span></text:span><text:span text:style-name="Strong_20_Emphasis"><text:span text:style-name="T28">e</text:span></text:span><text:span text:style-name="Strong_20_Emphasis"><text:span text:style-name="T22"> installation</text:span></text:span><text:span text:style-name="Strong_20_Emphasis"><text:span text:style-name="T27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1"><text:span text:style-name="Strong_20_Emphasis"><text:span text:style-name="T21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9"><text:span text:style-name="Strong_20_Emphasis"><text:span text:style-name="T33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6"><text:span text:style-name="T110">Boot the computer from</text:span><text:span text:style-name="T116"><text:note text:id="ftn3" text:note-class="footnote"><text:note-citation>1</text:note-citation><text:note-body><text:p text:style-name="P5"><text:span text:style-name="T74">Boot menu/Setup via one of the </text:span><text:span text:style-name="T75">f</text:span><text:span text:style-name="T74">requently used keys: Esc, Delete, F1, F2, F9, F10, F11, or F12</text:span></text:p></text:note-body></text:note></text:span><text:span text:style-name="T110"> an</text:span><text:span text:style-name="T112"> </text:span><text:span text:style-name="Strong_20_Emphasis"><text:span text:style-name="T95"><text:user-field-get text:name="Distro">Rocky Linux</text:user-field-get></text:span></text:span><text:span text:style-name="T115"><text:s/></text:span><text:span text:style-name="T96"><text:user-field-get text:name="Version">8.10</text:user-field-get></text:span><text:span text:style-name="T96"><text:s/></text:span><text:span text:style-name="Strong_20_Emphasis"><text:span text:style-name="T61">Desktop </text:span></text:span><text:span text:style-name="Strong_20_Emphasis"><text:span text:style-name="T59">L</text:span></text:span><text:span text:style-name="T56">ive</text:span><text:span text:style-name="T56"><text:note text:id="ftn4" text:note-class="footnote"><text:note-citation>2</text:note-citation><text:note-body><text:p text:style-name="P75"><text:span text:style-name="T10">From a Live USB stick you can boot and work with </text:span><text:span text:style-name="Strong_20_Emphasis"><text:span text:style-name="T117"><text:user-field-get text:name="Distro">Rocky Linux</text:user-field-get></text:span></text:span><text:span text:style-name="Strong_20_Emphasis"><text:span text:style-name="T117"><text:s/></text:span></text:span><text:span text:style-name="T10">without modifying any files on the hard drive and also allows installation of </text:span><text:span text:style-name="Strong_20_Emphasis"><text:span text:style-name="T117"><text:user-field-get text:name="Distro">Rocky Linux</text:user-field-get></text:span></text:span><text:span text:style-name="Strong_20_Emphasis"><text:span text:style-name="T117">.</text:span></text:span></text:p></text:note-body></text:note></text:span><text:span text:style-name="T110"> USB stick</text:span><text:span text:style-name="T57"><text:note text:id="ftn5" text:note-class="footnote"><text:note-citation>3</text:note-citation><text:note-body><text:p text:style-name="P85"><text:span text:style-name="Strong_20_Emphasis"><text:span text:style-name="T64">Create a bootable USB stick:<text:line-break/>Download a CD image file (.iso) from</text:span></text:span><text:span text:style-name="Strong_20_Emphasis"><text:span text:style-name="T66"> </text:span></text:span><text:a xlink:type="simple" xlink:href="https://rockylinux.org/nl/download" text:style-name="Internet_20_link" text:visited-style-name="Visited_20_Internet_20_Link"><text:span text:style-name="Strong_20_Emphasis"><text:span text:style-name="T199">rockylinux.org/nl/download</text:span></text:span></text:a><text:span text:style-name="Strong_20_Emphasis"><text:span text:style-name="T66">, </text:span></text:span><text:span text:style-name="Strong_20_Emphasis"><text:span text:style-name="T67">under </text:span></text:span><text:span text:style-name="Strong_20_Emphasis"><text:span text:style-name="T71">De</text:span></text:span><text:span text:style-name="Strong_20_Emphasis"><text:span text:style-name="T72">fault</text:span></text:span><text:span text:style-name="Strong_20_Emphasis"><text:span text:style-name="T71"> Images</text:span></text:span><text:span text:style-name="Strong_20_Emphasis"><text:span text:style-name="T67"> click </text:span></text:span><text:span text:style-name="Strong_20_Emphasis"><text:span text:style-name="T71">Rocky Linux </text:span></text:span><text:span text:style-name="Strong_20_Emphasis"><text:span text:style-name="T71"><text:user-field-get text:name="Version">8.10</text:user-field-get></text:span></text:span><text:span text:style-name="Strong_20_Emphasis"><text:span text:style-name="T67">, and click </text:span></text:span><text:span text:style-name="Strong_20_Emphasis"><text:span text:style-name="T72">DVD ISO</text:span></text:span><text:span text:style-name="Strong_20_Emphasis"><text:span text:style-name="T67">.<text:line-break/></text:span></text:span><text:span text:style-name="Strong_20_Emphasis"><text:span text:style-name="T65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8">karelzimmer.nl/en</text:span></text:span></text:a><text:span text:style-name="Strong_20_Emphasis"><text:span text:style-name="T65">, under </text:span></text:span><text:span text:style-name="Strong_20_Emphasis"><text:span text:style-name="T69">Linux</text:span></text:span><text:span text:style-name="Strong_20_Emphasis"><text:span text:style-name="T65">.</text:span></text:span></text:p></text:note-body></text:note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7"><text:span text:style-name="T97">Select</text:span><text:span text:style-name="Strong_20_Emphasis"><text:span text:style-name="T34"> </text:span></text:span><text:span text:style-name="Strong_20_Emphasis"><text:span text:style-name="T79">Install</text:span></text:span><text:span text:style-name="Strong_20_Emphasis"><text:span text:style-name="T35"> </text:span></text:span><text:span text:style-name="Strong_20_Emphasis"><text:span text:style-name="T80"><text:user-field-get text:name="Distro">Rocky Linux</text:user-field-get></text:span></text:span><text:span text:style-name="Strong_20_Emphasis"><text:span text:style-name="T82"><text:s/></text:span></text:span><text:span text:style-name="Strong_20_Emphasis"><text:span text:style-name="T81"><text:user-field-get text:name="Version">8.10</text:user-field-get></text:span></text:span><text:span text:style-name="T111"><text:s/></text:span><text:span text:style-name="T113">and press the </text:span><text:span text:style-name="T114">Enter</text:span><text:span text:style-name="Strong_20_Emphasis"><text:span text:style-name="T30"> </text:span></text:span><text:span text:style-name="Strong_20_Emphasis"><text:span text:style-name="T31">key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19"/></text:span></text:p>
          </table:table-cell>
          <table:table-cell table:style-name="_32_._5f_Installatie_5f_uitvoeren.C3" office:value-type="string">
            <text:p text:style-name="P61"><text:span text:style-name="Strong_20_Emphasis"><text:span text:style-name="T83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6" draw:name="Vorm 1" draw:style-name="gr1" draw:text-style-name="P97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5"><text:span text:style-name="T129">At</text:span><text:span text:style-name="T130"> </text:span><text:span text:style-name="Strong_20_Emphasis"><text:span text:style-name="T129">WELCOME TO ROCKY LINUX </text:span></text:span><text:span text:style-name="Strong_20_Emphasis"><text:span text:style-name="T169"><text:user-field-get text:name="Version">8.10</text:user-field-get></text:span></text:span><text:span text:style-name="Strong_20_Emphasis"><text:span text:style-name="T141"><text:s/>select language and click </text:span></text:span><text:span text:style-name="T152">Continue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0"> </text:span><text:span text:style-name="Strong_20_Emphasis"><text:span text:style-name="T133">USER SETTINGS</text:span></text:span><text:span text:style-name="Strong_20_Emphasis"><text:span text:style-name="T147"> </text:span></text:span><text:span text:style-name="Strong_20_Emphasis"><text:span text:style-name="T148">click</text:span></text:span><text:span text:style-name="Strong_20_Emphasis"><text:span text:style-name="T149"> </text:span></text:span><text:span text:style-name="T153">User </text:span><text:span text:style-name="T159">C</text:span><text:span text:style-name="T153">reation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80"><text:span text:style-name="T202">Enter your</text:span><text:span text:style-name="T203"> </text:span><text:span text:style-name="Strong_20_Emphasis"><text:span text:style-name="T55">Full name</text:span></text:span><text:span text:style-name="Strong_20_Emphasis"><text:span text:style-name="T38"> </text:span></text:span><text:span text:style-name="Definition"><text:span text:style-name="T206">&lt;user</text:span></text:span><text:span text:style-name="Definition"><text:span text:style-name="T172">&gt;</text:span></text:span><text:span text:style-name="Strong_20_Emphasis"><text:span text:style-name="T39">, <text:line-break/></text:span></text:span><text:span text:style-name="Strong_20_Emphasis"><text:span text:style-name="T55">User name</text:span></text:span><text:span text:style-name="Strong_20_Emphasis"><text:span text:style-name="T38"> </text:span></text:span><text:span text:style-name="Definition"><text:span text:style-name="T209">&lt;user</text:span></text:span><text:span text:style-name="Definition"><text:span text:style-name="T210">name</text:span></text:span><text:span text:style-name="Definition"><text:span text:style-name="T181">&gt;</text:span></text:span><text:span text:style-name="Strong_20_Emphasis"><text:span text:style-name="T38">,</text:span></text:span></text:p>
            <text:p text:style-name="P78"><text:span text:style-name="Strong_20_Emphasis"><text:span text:style-name="T40">check</text:span></text:span><text:span text:style-name="Strong_20_Emphasis"><text:span text:style-name="T41"> </text:span></text:span><text:span text:style-name="Strong_20_Emphasis"><text:span text:style-name="T50">Ma</text:span></text:span><text:span text:style-name="Strong_20_Emphasis"><text:span text:style-name="T51">ke this user administrator</text:span></text:span><text:span text:style-name="Strong_20_Emphasis"><text:span text:style-name="T41">,</text:span></text:span></text:p>
            <text:p text:style-name="P79"><text:span text:style-name="Strong_20_Emphasis"><text:span text:style-name="T37">enter a </text:span></text:span><text:span text:style-name="Strong_20_Emphasis"><text:span text:style-name="T49">password</text:span></text:span><text:span text:style-name="Strong_20_Emphasis"><text:span text:style-name="T37"> twice</text:span></text:span><text:span text:style-name="Strong_20_Emphasis"><text:span text:style-name="T41"> </text:span></text:span><text:span text:style-name="Strong_20_Emphasis"><text:span text:style-name="T42">and c</text:span></text:span><text:span text:style-name="Strong_20_Emphasis"><text:span text:style-name="T41">li</text:span></text:span><text:span text:style-name="Strong_20_Emphasis"><text:span text:style-name="T43">c</text:span></text:span><text:span text:style-name="Strong_20_Emphasis"><text:span text:style-name="T41">k </text:span></text:span><text:span text:style-name="Strong_20_Emphasis"><text:span text:style-name="T52">Don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2" draw:name="Vorm 2" draw:style-name="gr1" draw:text-style-name="P9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1"> </text:span><text:span text:style-name="T154">SYSTEM</text:span><text:span text:style-name="T131"> </text:span><text:span text:style-name="T132">click</text:span><text:span text:style-name="T134"> </text:span><text:span text:style-name="T154">Installati</text:span><text:span text:style-name="T155">on Destination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35"><text:span text:style-name="T204">Check</text:span><text:span text:style-name="T236"> </text:span><text:span text:style-name="T237">the </text:span><text:span text:style-name="T238">Device Selection</text:span><text:span text:style-name="T222"> </text:span><text:span text:style-name="Strong_20_Emphasis"><text:span text:style-name="T224">and click </text:span></text:span><text:span text:style-name="Strong_20_Emphasis"><text:span text:style-name="T223">Done</text:span>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3" draw:name="Vorm 12" draw:style-name="gr1" draw:text-style-name="P9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1"> </text:span><text:span text:style-name="T154">SYSTEM</text:span><text:span text:style-name="T131"> </text:span><text:span text:style-name="T132">click</text:span><text:span text:style-name="T134"> </text:span><text:span text:style-name="T154">Netwerk &amp; </text:span><text:span text:style-name="T152">H</text:span><text:span text:style-name="T154">ost </text:span><text:span text:style-name="T152">N</text:span><text:span text:style-name="T154">a</text:span><text:span text:style-name="T152">me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66">Move</text:span><text:span text:style-name="T164"> the slider behind the network adapter </text:span><text:span text:style-name="T165">from </text:span><text:span text:style-name="T168">OFF</text:span><text:span text:style-name="T165"> </text:span><text:span text:style-name="T164">to </text:span><text:span text:style-name="T167">O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1"><text:span text:style-name="T135">Enter you</text:span><text:span text:style-name="T139">r</text:span><text:span text:style-name="T136"> </text:span><text:span text:style-name="Strong_20_Emphasis"><text:span text:style-name="T137">Host </text:span></text:span><text:span text:style-name="Strong_20_Emphasis"><text:span text:style-name="T135">N</text:span></text:span><text:span text:style-name="Strong_20_Emphasis"><text:span text:style-name="T137">am</text:span></text:span><text:span text:style-name="Strong_20_Emphasis"><text:span text:style-name="T135">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43"> </text:span></text:span><text:span text:style-name="Strong_20_Emphasis"><text:span text:style-name="T144">and click </text:span></text:span><text:span text:style-name="Strong_20_Emphasis"><text:span text:style-name="T156">Apply</text:span></text:span><text:span text:style-name="Strong_20_Emphasis"><text:span text:style-name="T14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1"><text:span text:style-name="Strong_20_Emphasis"><text:span text:style-name="T146">C</text:span></text:span><text:span text:style-name="Strong_20_Emphasis"><text:span text:style-name="T140">li</text:span></text:span><text:span text:style-name="Strong_20_Emphasis"><text:span text:style-name="T146">c</text:span></text:span><text:span text:style-name="Strong_20_Emphasis"><text:span text:style-name="T140">k </text:span></text:span><text:span text:style-name="Strong_20_Emphasis"><text:span text:style-name="T155">Done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4" draw:name="Vorm 5" draw:style-name="gr1" draw:text-style-name="P97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3"><text:span text:style-name="T132">U</text:span><text:span text:style-name="T133">nder</text:span><text:span text:style-name="T131"> </text:span><text:span text:style-name="T154">SOFTWARE</text:span><text:span text:style-name="T131"> </text:span><text:span text:style-name="T132">click</text:span><text:span text:style-name="T134"> </text:span><text:span text:style-name="T157">Software </text:span><text:span text:style-name="T158">S</text:span><text:span text:style-name="T157">electi</text:span><text:span text:style-name="T158">on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3"><text:span text:style-name="T138">Select </text:span><text:span text:style-name="T157">Server</text:span><text:span text:style-name="T138"> </text:span><text:span text:style-name="Strong_20_Emphasis"><text:span text:style-name="T149">and click </text:span></text:span><text:span text:style-name="Strong_20_Emphasis"><text:span text:style-name="T160">Done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5" draw:name="Vorm 14" draw:style-name="gr1" draw:text-style-name="P97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2"><text:span text:style-name="Strong_20_Emphasis"><text:span text:style-name="T150">Click</text:span></text:span><text:span text:style-name="Strong_20_Emphasis"><text:span text:style-name="T151"> </text:span></text:span><text:span text:style-name="Strong_20_Emphasis"><text:span text:style-name="T161">Begin </text:span></text:span><text:span text:style-name="Strong_20_Emphasis"><text:span text:style-name="T162">Installation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2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1"><text:span text:style-name="Strong_20_Emphasis"><text:span text:style-name="T20"><draw:control text:anchor-type="as-char" draw:z-index="27" draw:name="Vorm 13" draw:style-name="gr1" draw:text-style-name="P97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4"><text:span text:style-name="Strong_20_Emphasis"><text:span text:style-name="T150">Click</text:span></text:span><text:span text:style-name="Strong_20_Emphasis"><text:span text:style-name="T151"> </text:span></text:span><text:span text:style-name="Strong_20_Emphasis"><text:span text:style-name="T163">Reboot System</text:span></text:span><text:span text:style-name="Strong_20_Emphasis"><text:span text:style-name="T142">.</text:span></text:span></text:p>
          </table:table-cell>
        </table:table-row>
      </table:table>
      <text:p text:style-name="P56"><text:span text:style-name="Strong_20_Emphasis"><text:span text:style-name="T36"/></text:span></text:p>
      <text:list text:continue-numbering="true" text:style-name="L1">
        <text:list-item>
          <text:p text:style-name="P92"><text:span text:style-name="Strong_20_Emphasis"><text:span text:style-name="T54">Finish installation</text:span></text:span></text:p>
        </text:list-item>
      </text:list>
      <text:p text:style-name="P57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2"><text:span text:style-name="Strong_20_Emphasis"><text:span text:style-name="T33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7"><text:span text:style-name="Strong_20_Emphasis"><text:span text:style-name="T15">Log in as </text:span></text:span><text:span text:style-name="Definition"><text:span text:style-name="T209">&lt;user</text:span></text:span><text:span text:style-name="Definition"><text:span text:style-name="T181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4"><text:span text:style-name="Strong_20_Emphasis"><text:span text:style-name="T33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2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5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4"><text:span text:style-name="Strong_20_Emphasis"><text:span text:style-name="T33"><draw:control text:anchor-type="as-char" draw:z-index="18" draw:name="Vorm 3" draw:style-name="gr1" draw:text-style-name="P97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4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2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68"><text:span text:style-name="Strong_20_Emphasis"><text:span text:style-name="T23">Se</text:span></text:span><text:span text:style-name="Strong_20_Emphasis"><text:span text:style-name="T25">lect</text:span></text:span><text:span text:style-name="Strong_20_Emphasis"><text:span text:style-name="T23"> </text:span></text:span><text:span text:style-name="Strong_20_Emphasis"><text:span text:style-name="T53">3</text:span></text:span><text:span text:style-name="Strong_20_Emphasis"><text:span text:style-name="T44"> </text:span></text:span><text:span text:style-name="Strong_20_Emphasis"><text:span text:style-name="T45">Finish installatio</text:span></text:span><text:span text:style-name="Strong_20_Emphasis"><text:span text:style-name="T46">n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3"><text:span text:style-name="Strong_20_Emphasis"><text:span text:style-name="T21">Follow the instructions on the screen.</text:span></text:span></text:p>
          </table:table-cell>
        </table:table-row>
      </table:table>
      <text:p text:style-name="P57"><text:span text:style-name="Strong_20_Emphasis"><text:span text:style-name="T15"/></text:span></text:p>
      <text:list text:continue-numbering="true" text:style-name="L1">
        <text:list-item>
          <text:p text:style-name="P95"><text:span text:style-name="Strong_20_Emphasis"><text:span text:style-name="T9">P</text:span></text:span><text:span text:style-name="Strong_20_Emphasis"><text:span text:style-name="T127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3"><text:span text:style-name="Strong_20_Emphasis"><text:span text:style-name="T33"><draw:control text:anchor-type="as-char" draw:z-index="6" draw:name="Vorm40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73"><text:span text:style-name="Strong_20_Emphasis"><text:span text:style-name="T33"><draw:control text:anchor-type="as-char" draw:z-index="11" draw:name="Vorm40_ 1" draw:style-name="gr1" draw:text-style-name="P9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209">&lt;user</text:span></text:span><text:span text:style-name="Definition"><text:span text:style-name="T181">&gt;</text:span></text:span><text:span text:style-name="Strong_20_Emphasis"><text:span text:style-name="T24"><text:note text:id="ftn6" text:note-class="footnote"><text:note-citation>1</text:note-citation><text:note-body><text:p text:style-name="P67"><text:span text:style-name="User_20_Entry"><text:span text:style-name="T77">Login any additional </text:span></text:span><text:span text:style-name="Definition"><text:span text:style-name="T201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2"><text:span text:style-name="Strong_20_Emphasis"><text:span text:style-name="T62"><draw:control text:anchor-type="as-char" draw:z-index="13" draw:name="Vorm4_ 2" draw:style-name="gr1" draw:text-style-name="P97" svg:width="0.35cm" svg:height="0.35cm" draw:control="control12"/></text:span></text:span></text:p>
          </table:table-cell>
          <table:table-cell table:style-name="Tabel2.D2" office:value-type="string">
            <text:p text:style-name="P65"><text:span text:style-name="Strong_20_Emphasis"><text:span text:style-name="T84">Go through the welcome screens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19" draw:name="Vorm 8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Tabel2.D5" office:value-type="string">
            <text:p text:style-name="P84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6" office:value-type="string">
            <text:p text:style-name="P34"><text:span text:style-name="Strong_20_Emphasis"><text:span text:style-name="T26">Select</text:span></text:span><text:span text:style-name="Strong_20_Emphasis"><text:span text:style-name="T23"> </text:span></text:span><text:span text:style-name="Strong_20_Emphasis"><text:span text:style-name="T53">4</text:span></text:span><text:span text:style-name="Strong_20_Emphasis"><text:span text:style-name="T47"> </text:span></text:span><text:span text:style-name="Strong_20_Emphasis"><text:span text:style-name="T29">Provision user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7" office:value-type="string">
            <text:p text:style-name="P64"><text:span text:style-name="Strong_20_Emphasis"><text:span text:style-name="T21">Follow the instructions on the screen.</text:span></text:span></text:p>
          </table:table-cell>
        </table:table-row>
      </table:table>
      <text:p text:style-name="P43"/>
      <text:p text:style-name="P44"/>
      <text:p text:style-name="P54"><text:span text:style-name="T125">End of checklist,</text:span><text:span text:style-name="T126"> </text:span><text:span text:style-name="Strong_20_Emphasis"><text:span text:style-name="T93"><text:user-field-get text:name="Distro">Rocky Linux</text:user-field-get></text:span></text:span><text:span text:style-name="T124"><text:s/></text:span><text:span text:style-name="T123"><text:user-field-get text:name="Version">8.10</text:user-field-get></text:span><text:span text:style-name="T123"><text:s/></text:span><text:span text:style-name="Strong_20_Emphasis"><text:span text:style-name="T94">Desktop</text:span></text:span><text:span text:style-name="Strong_20_Emphasis"><text:span text:style-name="T58"> </text:span></text:span><text:span text:style-name="T125">installation is complete.</text:span></text:p>
      <text:p text:style-name="P32"/>
      <text:p text:style-name="P19"><text:span text:style-name="Emphasis"><text:span text:style-name="T228">Written</text:span></text:span><text:span text:style-name="Emphasis"><text:span text:style-name="T229"> </text:span></text:span><text:span text:style-name="Emphasis"><text:span text:style-name="T228">by</text:span></text:span><text:span text:style-name="Emphasis"><text:span text:style-name="T22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0">.</text:span></text:span></text:p>
      <text:p text:style-name="P20"><text:span text:style-name="Emphasis"><text:span text:style-name="T233">License </text:span></text:span><text:span text:style-name="Emphasis"><text:span text:style-name="T231">C</text:span></text:span><text:span text:style-name="Emphasis"><text:span text:style-name="T232">C0</text:span></text:span><text:span text:style-name="Emphasis"><text:span text:style-name="T230"> 1.0 </text:span></text:span><text:span text:style-name="Emphasis"><text:span text:style-name="T23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1-13T11:03:00.478477757">13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00.348833821</dc:date>
    <meta:keyword>Installatie</meta:keyword>
    <meta:keyword>Checklist</meta:keyword>
    <meta:keyword>Linux</meta:keyword>
    <meta:editing-cycles>6968</meta:editing-cycles>
    <meta:editing-duration>P12DT7H8M12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21" meta:character-count="2629" meta:non-whitespace-character-count="2241"/>
    <meta:user-defined meta:name="Info 1"/>
    <meta:user-defined meta:name="Info 2"/>
    <meta:user-defined meta:name="Info 3"/>
    <meta:user-defined meta:name="Info 4"/>
  </office:meta>
</office:document-meta>
</file>